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100" table:style-name="ta1">
        <table:shapes>
          <draw:frame draw:z-index="0" draw:style-name="gr1" draw:text-style-name="P1" svg:width="15.999cm" svg:height="8.999cm" svg:x="11.059cm" svg:y="0cm">
            <draw:object draw:notify-on-update-of-ranges="output100.A14:output100.A17 output100.B14:output100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013cm" svg:y="9.182cm">
            <draw:object draw:notify-on-update-of-ranges="output100.A20:output100.A23 output100.B20:output100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377cm" svg:y="19.148cm">
            <draw:object draw:notify-on-update-of-ranges="output100.A26:output100.A29 output100.B26:output100.B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1.416cm" svg:y="28.583cm">
            <draw:object draw:notify-on-update-of-ranges="output100.A32:output100.A35 output100.B32:output100.B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AppTime Aggregate</text:p>
          </table:table-cell>
          <table:table-cell office:value-type="string" calcext:value-type="string">
            <text:p>MPITime Aggregate</text:p>
          </table:table-cell>
          <table:table-cell office:value-type="string" calcext:value-type="string">
            <text:p>MPI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0763" calcext:value-type="float">
            <text:p>0.03076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31" calcext:value-type="float">
            <text:p>0.06131</text:p>
          </table:table-cell>
          <table:table-cell office:value-type="float" office:value="0.004814" calcext:value-type="float">
            <text:p>0.004814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9992" calcext:value-type="float">
            <text:p>0.129992</text:p>
          </table:table-cell>
          <table:table-cell office:value-type="float" office:value="0.017138" calcext:value-type="float">
            <text:p>0.017138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09072" calcext:value-type="float">
            <text:p>0.209072</text:p>
          </table:table-cell>
          <table:table-cell office:value-type="float" office:value="0.030762" calcext:value-type="float">
            <text:p>0.030762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float" office:value="0.000583" calcext:value-type="float">
            <text:p>0.000583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AppTime Aggreg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0763" calcext:value-type="float">
            <text:p>0.0307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31" calcext:value-type="float">
            <text:p>0.061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9992" calcext:value-type="float">
            <text:p>0.12999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09072" calcext:value-type="float">
            <text:p>0.2090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PITime Aggrega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34" calcext:value-type="float">
            <text:p>0.0001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814" calcext:value-type="float">
            <text:p>0.0048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138" calcext:value-type="float">
            <text:p>0.0171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0762" calcext:value-type="float">
            <text:p>0.03076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PI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5" calcext:value-type="float">
            <text:p>7.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18" calcext:value-type="float">
            <text:p>13.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71" calcext:value-type="float">
            <text:p>14.7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8]/[.C32]" office:value-type="float" office:value="0.0189513376458733" calcext:value-type="float">
            <text:p>0.0189513376458733</text:p>
          </table:table-cell>
          <table:table-cell office:value-type="float" office:value="0.030763" calcext:value-type="float">
            <text:p>0.0307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8]/[.C33]" office:value-type="float" office:value="0.0095090523568749" calcext:value-type="float">
            <text:p>0.0095090523568749</text:p>
          </table:table-cell>
          <table:table-cell office:value-type="float" office:value="0.06131" calcext:value-type="float">
            <text:p>0.061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8]/[.C34]" office:value-type="float" office:value="0.00448489137793095" calcext:value-type="float">
            <text:p>0.00448489137793095</text:p>
          </table:table-cell>
          <table:table-cell office:value-type="float" office:value="0.129992" calcext:value-type="float">
            <text:p>0.1299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8]/[.C35]" office:value-type="float" office:value="0.00278851304813653" calcext:value-type="float">
            <text:p>0.00278851304813653</text:p>
          </table:table-cell>
          <table:table-cell office:value-type="float" office:value="0.209072" calcext:value-type="float">
            <text:p>0.2090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4T00:54:40.030141963</dc:date>
    <meta:editing-duration>PT18M9S</meta:editing-duration>
    <meta:editing-cycles>2</meta:editing-cycles>
    <meta:generator>LibreOffice/7.5.7.1$Linux_X86_64 LibreOffice_project/50$Build-1</meta:generator>
    <meta:document-statistic meta:table-count="1" meta:cell-count="6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utput100.A14:output100.B17" chart:data-source-has-labels="column" svg:x="0.32cm" svg:y="0.18cm" svg:width="15.36cm" svg:height="8.64cm">
          <chart:coordinate-region svg:x="1.232cm" svg:y="0.379cm" svg:width="14.354cm" svg:height="7.794cm"/>
          <chart:axis chart:dimension="x" chart:name="primary-x" chart:style-name="ch3" chartooo:axis-type="auto">
            <chartooo:date-scale/>
            <chart:categories table:cell-range-address="output100.A14:output100.A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output100.B14:output100.B17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put100.A14:output100.A17</svg:desc>
                </draw:g>
              </table:table-cell>
              <table:table-cell office:value-type="float" office:value="0.030763">
                <text:p>0.030763</text:p>
                <draw:g>
                  <svg:desc>output100.B14:output100.B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31">
                <text:p>0.06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9992">
                <text:p>0.1299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9072">
                <text:p>0.209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utput100.A20:output100.B23" chart:data-source-has-labels="column" svg:x="0.32cm" svg:y="0.18cm" svg:width="15.36cm" svg:height="8.64cm">
          <chart:coordinate-region svg:x="1.418cm" svg:y="0.38cm" svg:width="14.168cm" svg:height="7.793cm"/>
          <chart:axis chart:dimension="x" chart:name="primary-x" chart:style-name="ch3" chartooo:axis-type="auto">
            <chartooo:date-scale/>
            <chart:categories table:cell-range-address="output100.A20:output100.A2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output100.B20:output100.B23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put100.A20:output100.A23</svg:desc>
                </draw:g>
              </table:table-cell>
              <table:table-cell office:value-type="float" office:value="0.000134">
                <text:p>0.000134</text:p>
                <draw:g>
                  <svg:desc>output100.B20:output100.B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814">
                <text:p>0.0048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7138">
                <text:p>0.0171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0762">
                <text:p>0.030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utput100.A26:output100.B29" chart:data-source-has-labels="column" svg:x="0.32cm" svg:y="0.18cm" svg:width="15.36cm" svg:height="8.64cm">
          <chart:coordinate-region svg:x="0.941cm" svg:y="0.379cm" svg:width="14.645cm" svg:height="7.794cm"/>
          <chart:axis chart:dimension="x" chart:name="primary-x" chart:style-name="ch3" chartooo:axis-type="auto">
            <chartooo:date-scale/>
            <chart:categories table:cell-range-address="output100.A26:output100.A2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output100.B26:output100.B29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put100.A26:output100.A29</svg:desc>
                </draw:g>
              </table:table-cell>
              <table:table-cell office:value-type="float" office:value="0.43">
                <text:p>0.43</text:p>
                <draw:g>
                  <svg:desc>output100.B26:output100.B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71">
                <text:p>14.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utput100.A32:output100.B35" chart:data-source-has-labels="column" svg:x="0.32cm" svg:y="0.18cm" svg:width="15.36cm" svg:height="8.64cm">
          <chart:coordinate-region svg:x="1.418cm" svg:y="0.379cm" svg:width="14.168cm" svg:height="7.794cm"/>
          <chart:axis chart:dimension="x" chart:name="primary-x" chart:style-name="ch3" chartooo:axis-type="auto">
            <chartooo:date-scale/>
            <chart:categories table:cell-range-address="output100.A32:output100.A3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output100.B32:output100.B35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put100.A32:output100.A35</svg:desc>
                </draw:g>
              </table:table-cell>
              <table:table-cell office:value-type="float" office:value="0.0189513376458733">
                <text:p>0.0189513376458733</text:p>
                <draw:g>
                  <svg:desc>output100.B32:output100.B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95090523568749">
                <text:p>0.00950905235687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48489137793095">
                <text:p>0.004484891377930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78851304813653">
                <text:p>0.002788513048136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